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source-hash" meta:value-type="string">68a95fd2c5559a60b1a35c207c6cfc8e</meta:user-defined>
    <meta:user-defined meta:name="version" meta:value-type="string">reproducible</meta:user-defined>
  </office:meta>
</office:document-meta>
</file>